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99H00M51.079051S" calcext:value-type="time">
            <text:p>699:0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table:number-columns-repeated="2"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4H15M30.175S" calcext:value-type="time">
            <text:p>04:15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12H15M47.173S" calcext:value-type="time">
            <text:p>12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7:48:55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4T11:50:43.724000000</dc:date>
    <dc:creator>Benjamin Laws</dc:creator>
    <meta:editing-duration>P29DT19H4M11S</meta:editing-duration>
    <meta:editing-cycles>795</meta:editing-cycles>
    <meta:generator>LibreOffice/7.2.6.2$Windows_X86_64 LibreOffice_project/b0ec3a565991f7569a5a7f5d24fed7f52653d754</meta:generator>
    <meta:document-statistic meta:table-count="2" meta:cell-count="1076" meta:object-count="0"/>
  </office:meta>
</office:document-meta>
</file>